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9cm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.955cm" svg:height="3.095cm" svg:x="0cm" svg:y="0cm">
          <draw:text-box>
            <text:p><text:span text:style-name="T1">83 362112:1 2216672:1 4609969:1 5582887:1 6141348:1 13588391:0</text:span></text:p>
            <text:p><text:span text:style-name="T1">115 2334923:1 4077269:1 4759253:1 10878308:1 13069356:1 13588391:0</text:span></text:p>
            <text:p><text:span text:style-name="T1">47 902626:1 1820755:1 10686459:1 12596717:1 13588391:0</text:span></text:p>
            <text:p><text:span text:style-name="T1">80 1648944:1 1979998:1 2205090:1 2334923:1 2478205:2 13588391: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46cm" fo:page-height="3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2-01T22:12:39</meta:creation-date>
    <dc:date>2011-02-02T08:38:29</dc:date>
    <dc:creator>Jody Grady</dc:creator>
    <meta:editing-duration>PT00H23M29S</meta:editing-duration>
    <meta:editing-cycles>2</meta:editing-cycles>
    <meta:generator>OpenOffice.org/3.2$Linux OpenOffice.org_project/320m12$Build-9483</meta:generator>
    <meta:document-statistic meta:object-count="1"/>
  </office:meta>
</office:document-meta>
</file>